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25.7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rridors-prm-sta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1.032" calcext:value-type="float">
            <text:p>31.032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0.689" calcext:value-type="float">
            <text:p>20.689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2.234" calcext:value-type="float">
            <text:p>22.234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9.874" calcext:value-type="float">
            <text:p>29.874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7.834" calcext:value-type="float">
            <text:p>27.834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9.623" calcext:value-type="float">
            <text:p>29.623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4.845" calcext:value-type="float">
            <text:p>34.845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4.949" calcext:value-type="float">
            <text:p>24.949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3.249" calcext:value-type="float">
            <text:p>23.249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4.248" calcext:value-type="float">
            <text:p>34.248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2.221" calcext:value-type="float">
            <text:p>32.221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0.819" calcext:value-type="float">
            <text:p>30.819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1.805" calcext:value-type="float">
            <text:p>31.805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7.746" calcext:value-type="float">
            <text:p>37.746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7.579" calcext:value-type="float">
            <text:p>27.579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3.849" calcext:value-type="float">
            <text:p>23.849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5.412" calcext:value-type="float">
            <text:p>35.412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6.843" calcext:value-type="float">
            <text:p>36.843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3.103" calcext:value-type="float">
            <text:p>33.103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6.721" calcext:value-type="float">
            <text:p>26.721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.653" calcext:value-type="float">
            <text:p>28.653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.268" calcext:value-type="float">
            <text:p>28.268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1.814" calcext:value-type="float">
            <text:p>31.814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1.112" calcext:value-type="float">
            <text:p>31.112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5.705" calcext:value-type="float">
            <text:p>25.705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6.635" calcext:value-type="float">
            <text:p>26.635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3.643" calcext:value-type="float">
            <text:p>33.643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5.672" calcext:value-type="float">
            <text:p>35.672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1.091" calcext:value-type="float">
            <text:p>31.091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1.617" calcext:value-type="float">
            <text:p>31.617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1.249" calcext:value-type="float">
            <text:p>31.249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3.41" calcext:value-type="float">
            <text:p>33.41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4.003" calcext:value-type="float">
            <text:p>34.003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0.564" calcext:value-type="float">
            <text:p>30.564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5.097" calcext:value-type="float">
            <text:p>35.097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9.79" calcext:value-type="float">
            <text:p>29.79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3.861" calcext:value-type="float">
            <text:p>33.861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0.008" calcext:value-type="float">
            <text:p>30.008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0.837" calcext:value-type="float">
            <text:p>30.837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7.05" calcext:value-type="float">
            <text:p>37.05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0.532" calcext:value-type="float">
            <text:p>30.532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2.956" calcext:value-type="float">
            <text:p>32.956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7.782" calcext:value-type="float">
            <text:p>37.782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8.352" calcext:value-type="float">
            <text:p>38.352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4.104" calcext:value-type="float">
            <text:p>34.104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.309" calcext:value-type="float">
            <text:p>28.309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1.786" calcext:value-type="float">
            <text:p>31.786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4.355" calcext:value-type="float">
            <text:p>34.355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6.659" calcext:value-type="float">
            <text:p>36.659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6.49" calcext:value-type="float">
            <text:p>36.49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9.523" calcext:value-type="float">
            <text:p>39.523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2.423" calcext:value-type="float">
            <text:p>32.423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7.727" calcext:value-type="float">
            <text:p>37.727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4.976" calcext:value-type="float">
            <text:p>34.976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2.767" calcext:value-type="float">
            <text:p>32.767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5.954" calcext:value-type="float">
            <text:p>35.954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9.123" calcext:value-type="float">
            <text:p>29.123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.939" calcext:value-type="float">
            <text:p>28.939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4.784" calcext:value-type="float">
            <text:p>24.784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1.307" calcext:value-type="float">
            <text:p>31.307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8.407" calcext:value-type="float">
            <text:p>38.407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9.648" calcext:value-type="float">
            <text:p>29.648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3.408" calcext:value-type="float">
            <text:p>33.408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5.461" calcext:value-type="float">
            <text:p>35.461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5.713" calcext:value-type="float">
            <text:p>35.713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9.541" calcext:value-type="float">
            <text:p>39.541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6.198" calcext:value-type="float">
            <text:p>36.198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0.879" calcext:value-type="float">
            <text:p>30.879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8.698" calcext:value-type="float">
            <text:p>38.698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2.151" calcext:value-type="float">
            <text:p>32.151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2.208" calcext:value-type="float">
            <text:p>32.208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.415" calcext:value-type="float">
            <text:p>28.415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4.507" calcext:value-type="float">
            <text:p>34.507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4.974" calcext:value-type="float">
            <text:p>34.974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3.498" calcext:value-type="float">
            <text:p>33.498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2.965" calcext:value-type="float">
            <text:p>32.965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4.137" calcext:value-type="float">
            <text:p>34.137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7.652" calcext:value-type="float">
            <text:p>37.652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6.458" calcext:value-type="float">
            <text:p>36.458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7.734" calcext:value-type="float">
            <text:p>37.734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7.922" calcext:value-type="float">
            <text:p>37.922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3.963" calcext:value-type="float">
            <text:p>33.963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6.345" calcext:value-type="float">
            <text:p>36.345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7.597" calcext:value-type="float">
            <text:p>27.597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3.483" calcext:value-type="float">
            <text:p>23.483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2.362" calcext:value-type="float">
            <text:p>32.362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.888" calcext:value-type="float">
            <text:p>28.888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9.332" calcext:value-type="float">
            <text:p>29.332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9.126" calcext:value-type="float">
            <text:p>29.126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0.157" calcext:value-type="float">
            <text:p>30.157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9.084" calcext:value-type="float">
            <text:p>29.084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.538" calcext:value-type="float">
            <text:p>28.538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.057" calcext:value-type="float">
            <text:p>28.057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.003" calcext:value-type="float">
            <text:p>28.003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4.506" calcext:value-type="float">
            <text:p>24.506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1.444" calcext:value-type="float">
            <text:p>31.444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.26" calcext:value-type="float">
            <text:p>28.26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5.744" calcext:value-type="float">
            <text:p>25.744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.385" calcext:value-type="float">
            <text:p>28.385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7.607" calcext:value-type="float">
            <text:p>27.607</text:p>
          </table:table-cell>
          <table:table-cell office:value-type="float" office:value="363.685" calcext:value-type="float">
            <text:p>363.68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34" calcext:value-type="float">
            <text:p>28.34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6.707" calcext:value-type="float">
            <text:p>26.707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522" calcext:value-type="float">
            <text:p>28.522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5.23" calcext:value-type="float">
            <text:p>25.23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4.857" calcext:value-type="float">
            <text:p>34.857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.362" calcext:value-type="float">
            <text:p>29.362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7.316" calcext:value-type="float">
            <text:p>27.316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279" calcext:value-type="float">
            <text:p>28.279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301" calcext:value-type="float">
            <text:p>28.301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703" calcext:value-type="float">
            <text:p>28.703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6.625" calcext:value-type="float">
            <text:p>26.625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653" calcext:value-type="float">
            <text:p>28.653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4.342" calcext:value-type="float">
            <text:p>24.342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0.338" calcext:value-type="float">
            <text:p>30.338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.009" calcext:value-type="float">
            <text:p>29.009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0.318" calcext:value-type="float">
            <text:p>20.318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075" calcext:value-type="float">
            <text:p>28.075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722" calcext:value-type="float">
            <text:p>28.722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528" calcext:value-type="float">
            <text:p>28.528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028" calcext:value-type="float">
            <text:p>28.028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7.955" calcext:value-type="float">
            <text:p>27.955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5.606" calcext:value-type="float">
            <text:p>25.606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5.914" calcext:value-type="float">
            <text:p>25.914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7.819" calcext:value-type="float">
            <text:p>27.819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6.733" calcext:value-type="float">
            <text:p>26.733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413" calcext:value-type="float">
            <text:p>28.413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26" calcext:value-type="float">
            <text:p>28.26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713" calcext:value-type="float">
            <text:p>28.713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144" calcext:value-type="float">
            <text:p>28.144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7.021" calcext:value-type="float">
            <text:p>27.021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5.459" calcext:value-type="float">
            <text:p>25.459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4.901" calcext:value-type="float">
            <text:p>24.901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007" calcext:value-type="float">
            <text:p>28.007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7.957" calcext:value-type="float">
            <text:p>27.957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.107" calcext:value-type="float">
            <text:p>29.107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7.889" calcext:value-type="float">
            <text:p>27.889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6.983" calcext:value-type="float">
            <text:p>26.983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5.633" calcext:value-type="float">
            <text:p>25.633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3.573" calcext:value-type="float">
            <text:p>23.573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215" calcext:value-type="float">
            <text:p>28.215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983" calcext:value-type="float">
            <text:p>28.983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673" calcext:value-type="float">
            <text:p>28.673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748" calcext:value-type="float">
            <text:p>28.748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.172" calcext:value-type="float">
            <text:p>29.172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7.927" calcext:value-type="float">
            <text:p>27.927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97" calcext:value-type="float">
            <text:p>28.97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6.695" calcext:value-type="float">
            <text:p>26.695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.271" calcext:value-type="float">
            <text:p>29.271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0.324" calcext:value-type="float">
            <text:p>30.324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6.191" calcext:value-type="float">
            <text:p>26.191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129" calcext:value-type="float">
            <text:p>28.129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6.513" calcext:value-type="float">
            <text:p>36.513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.773" calcext:value-type="float">
            <text:p>29.773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.735" calcext:value-type="float">
            <text:p>29.735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.959" calcext:value-type="float">
            <text:p>29.959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5.721" calcext:value-type="float">
            <text:p>25.721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7.824" calcext:value-type="float">
            <text:p>27.824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7.733" calcext:value-type="float">
            <text:p>27.733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0.661" calcext:value-type="float">
            <text:p>30.661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.91" calcext:value-type="float">
            <text:p>29.91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.813" calcext:value-type="float">
            <text:p>29.813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0.879" calcext:value-type="float">
            <text:p>30.879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.761" calcext:value-type="float">
            <text:p>29.761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.264" calcext:value-type="float">
            <text:p>29.264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166" calcext:value-type="float">
            <text:p>28.166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0.308" calcext:value-type="float">
            <text:p>30.308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.544" calcext:value-type="float">
            <text:p>29.544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.896" calcext:value-type="float">
            <text:p>29.896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7.744" calcext:value-type="float">
            <text:p>27.744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7.124" calcext:value-type="float">
            <text:p>27.124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7.835" calcext:value-type="float">
            <text:p>27.835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7.708" calcext:value-type="float">
            <text:p>27.708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.743" calcext:value-type="float">
            <text:p>29.743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.247" calcext:value-type="float">
            <text:p>29.247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.222" calcext:value-type="float">
            <text:p>28.222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7.67" calcext:value-type="float">
            <text:p>27.67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3.516" calcext:value-type="float">
            <text:p>23.516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7.75" calcext:value-type="float">
            <text:p>27.75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.328" calcext:value-type="float">
            <text:p>29.328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4.283" calcext:value-type="float">
            <text:p>24.283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.084" calcext:value-type="float">
            <text:p>29.084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0.021" calcext:value-type="float">
            <text:p>30.021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7.524" calcext:value-type="float">
            <text:p>27.524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0.22" calcext:value-type="float">
            <text:p>30.22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5.094" calcext:value-type="float">
            <text:p>25.094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4.141" calcext:value-type="float">
            <text:p>34.141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6.085" calcext:value-type="float">
            <text:p>26.085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0.949" calcext:value-type="float">
            <text:p>30.949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.915" calcext:value-type="float">
            <text:p>29.915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.977" calcext:value-type="float">
            <text:p>29.977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0.435" calcext:value-type="float">
            <text:p>30.435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0.407" calcext:value-type="float">
            <text:p>30.407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.479" calcext:value-type="float">
            <text:p>29.479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0.011" calcext:value-type="float">
            <text:p>30.011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5.901" calcext:value-type="float">
            <text:p>25.901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0.017" calcext:value-type="float">
            <text:p>30.017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6.984" calcext:value-type="float">
            <text:p>26.984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0.061" calcext:value-type="float">
            <text:p>30.061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0.702" calcext:value-type="float">
            <text:p>30.702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0.051" calcext:value-type="float">
            <text:p>30.051</text:p>
          </table:table-cell>
          <table:table-cell office:value-type="float" office:value="540.741" calcext:value-type="float">
            <text:p>540.74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.061" calcext:value-type="float">
            <text:p>27.061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552" calcext:value-type="float">
            <text:p>29.552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.734" calcext:value-type="float">
            <text:p>27.734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1.006" calcext:value-type="float">
            <text:p>31.006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6.655" calcext:value-type="float">
            <text:p>26.655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487" calcext:value-type="float">
            <text:p>29.487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52" calcext:value-type="float">
            <text:p>29.52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8.905" calcext:value-type="float">
            <text:p>28.905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328" calcext:value-type="float">
            <text:p>29.328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1.761" calcext:value-type="float">
            <text:p>31.761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8.407" calcext:value-type="float">
            <text:p>28.407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822" calcext:value-type="float">
            <text:p>29.822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075" calcext:value-type="float">
            <text:p>29.075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854" calcext:value-type="float">
            <text:p>29.854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.138" calcext:value-type="float">
            <text:p>30.138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.194" calcext:value-type="float">
            <text:p>27.194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627" calcext:value-type="float">
            <text:p>29.627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.1" calcext:value-type="float">
            <text:p>27.1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704" calcext:value-type="float">
            <text:p>29.704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5.789" calcext:value-type="float">
            <text:p>25.789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1.705" calcext:value-type="float">
            <text:p>31.705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.08" calcext:value-type="float">
            <text:p>27.08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3.289" calcext:value-type="float">
            <text:p>23.289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.605" calcext:value-type="float">
            <text:p>27.605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168" calcext:value-type="float">
            <text:p>29.168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.318" calcext:value-type="float">
            <text:p>30.318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07" calcext:value-type="float">
            <text:p>29.07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5.751" calcext:value-type="float">
            <text:p>25.751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.696" calcext:value-type="float">
            <text:p>27.696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.563" calcext:value-type="float">
            <text:p>27.563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603" calcext:value-type="float">
            <text:p>29.603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.117" calcext:value-type="float">
            <text:p>30.117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8.72" calcext:value-type="float">
            <text:p>28.72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651" calcext:value-type="float">
            <text:p>29.651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8.681" calcext:value-type="float">
            <text:p>28.681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.323" calcext:value-type="float">
            <text:p>27.323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5.789" calcext:value-type="float">
            <text:p>25.789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.385" calcext:value-type="float">
            <text:p>30.385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667" calcext:value-type="float">
            <text:p>29.667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8.95" calcext:value-type="float">
            <text:p>28.95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.12" calcext:value-type="float">
            <text:p>27.12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.407" calcext:value-type="float">
            <text:p>30.407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009" calcext:value-type="float">
            <text:p>29.009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6" calcext:value-type="float">
            <text:p>29.6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923" calcext:value-type="float">
            <text:p>29.923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8.249" calcext:value-type="float">
            <text:p>28.249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6.602" calcext:value-type="float">
            <text:p>26.602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.473" calcext:value-type="float">
            <text:p>30.473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.252" calcext:value-type="float">
            <text:p>27.252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.075" calcext:value-type="float">
            <text:p>27.075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8.522" calcext:value-type="float">
            <text:p>28.522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8.334" calcext:value-type="float">
            <text:p>28.334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552" calcext:value-type="float">
            <text:p>29.552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8.288" calcext:value-type="float">
            <text:p>28.288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348" calcext:value-type="float">
            <text:p>29.348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781" calcext:value-type="float">
            <text:p>29.781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.022" calcext:value-type="float">
            <text:p>30.022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.986" calcext:value-type="float">
            <text:p>30.986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8.958" calcext:value-type="float">
            <text:p>28.958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.632" calcext:value-type="float">
            <text:p>30.632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8.541" calcext:value-type="float">
            <text:p>28.541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6.331" calcext:value-type="float">
            <text:p>26.331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465" calcext:value-type="float">
            <text:p>29.465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913" calcext:value-type="float">
            <text:p>29.913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882" calcext:value-type="float">
            <text:p>29.882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886" calcext:value-type="float">
            <text:p>29.886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8.775" calcext:value-type="float">
            <text:p>28.775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998" calcext:value-type="float">
            <text:p>29.998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.639" calcext:value-type="float">
            <text:p>27.639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007" calcext:value-type="float">
            <text:p>29.007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871" calcext:value-type="float">
            <text:p>29.871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2.728" calcext:value-type="float">
            <text:p>32.728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2.587" calcext:value-type="float">
            <text:p>32.587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6.844" calcext:value-type="float">
            <text:p>26.844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.658" calcext:value-type="float">
            <text:p>27.658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8.424" calcext:value-type="float">
            <text:p>28.424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.324" calcext:value-type="float">
            <text:p>30.324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643" calcext:value-type="float">
            <text:p>29.643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.12" calcext:value-type="float">
            <text:p>30.12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2.636" calcext:value-type="float">
            <text:p>32.636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.167" calcext:value-type="float">
            <text:p>30.167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5.229" calcext:value-type="float">
            <text:p>25.229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019" calcext:value-type="float">
            <text:p>29.019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718" calcext:value-type="float">
            <text:p>29.718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728" calcext:value-type="float">
            <text:p>29.728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1.503" calcext:value-type="float">
            <text:p>31.503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494" calcext:value-type="float">
            <text:p>29.494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.749" calcext:value-type="float">
            <text:p>27.749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.734" calcext:value-type="float">
            <text:p>30.734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6.244" calcext:value-type="float">
            <text:p>26.244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8.806" calcext:value-type="float">
            <text:p>28.806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324" calcext:value-type="float">
            <text:p>29.324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.641" calcext:value-type="float">
            <text:p>30.641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6.46" calcext:value-type="float">
            <text:p>26.46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48" calcext:value-type="float">
            <text:p>29.48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.341" calcext:value-type="float">
            <text:p>30.341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1.059" calcext:value-type="float">
            <text:p>31.059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.042" calcext:value-type="float">
            <text:p>30.042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.556" calcext:value-type="float">
            <text:p>29.556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6.755" calcext:value-type="float">
            <text:p>26.755</text:p>
          </table:table-cell>
          <table:table-cell office:value-type="float" office:value="525.628" calcext:value-type="float">
            <text:p>525.62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.015" calcext:value-type="float">
            <text:p>29.015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.201" calcext:value-type="float">
            <text:p>26.201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.069" calcext:value-type="float">
            <text:p>29.069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.495" calcext:value-type="float">
            <text:p>29.495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.314" calcext:value-type="float">
            <text:p>28.314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3.29" calcext:value-type="float">
            <text:p>23.29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.138" calcext:value-type="float">
            <text:p>29.138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7.607" calcext:value-type="float">
            <text:p>27.607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.306" calcext:value-type="float">
            <text:p>26.306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1.097" calcext:value-type="float">
            <text:p>31.097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7.938" calcext:value-type="float">
            <text:p>27.938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.271" calcext:value-type="float">
            <text:p>28.271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.771" calcext:value-type="float">
            <text:p>28.771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.92" calcext:value-type="float">
            <text:p>26.92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.233" calcext:value-type="float">
            <text:p>29.233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.831" calcext:value-type="float">
            <text:p>28.831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.391" calcext:value-type="float">
            <text:p>26.391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.152" calcext:value-type="float">
            <text:p>29.152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.897" calcext:value-type="float">
            <text:p>29.897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.274" calcext:value-type="float">
            <text:p>28.274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.668" calcext:value-type="float">
            <text:p>28.668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" calcext:value-type="float">
            <text:p>29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.048" calcext:value-type="float">
            <text:p>29.048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.586" calcext:value-type="float">
            <text:p>29.586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7.209" calcext:value-type="float">
            <text:p>27.209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.222" calcext:value-type="float">
            <text:p>29.222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.016" calcext:value-type="float">
            <text:p>29.016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.095" calcext:value-type="float">
            <text:p>28.095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.965" calcext:value-type="float">
            <text:p>28.965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.696" calcext:value-type="float">
            <text:p>28.696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.25" calcext:value-type="float">
            <text:p>29.25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.966" calcext:value-type="float">
            <text:p>28.966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1.084" calcext:value-type="float">
            <text:p>31.084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.651" calcext:value-type="float">
            <text:p>29.651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.324" calcext:value-type="float">
            <text:p>29.324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.002" calcext:value-type="float">
            <text:p>29.002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.767" calcext:value-type="float">
            <text:p>29.767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.314" calcext:value-type="float">
            <text:p>26.314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.543" calcext:value-type="float">
            <text:p>29.543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.303" calcext:value-type="float">
            <text:p>29.303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1.349" calcext:value-type="float">
            <text:p>31.349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1.386" calcext:value-type="float">
            <text:p>31.386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0.103" calcext:value-type="float">
            <text:p>30.103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.292" calcext:value-type="float">
            <text:p>26.292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.696" calcext:value-type="float">
            <text:p>28.696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7.496" calcext:value-type="float">
            <text:p>37.496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7.849" calcext:value-type="float">
            <text:p>37.849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1.466" calcext:value-type="float">
            <text:p>31.466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4.435" calcext:value-type="float">
            <text:p>34.435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7.109" calcext:value-type="float">
            <text:p>37.109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1.457" calcext:value-type="float">
            <text:p>31.457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7.573" calcext:value-type="float">
            <text:p>37.573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8.223" calcext:value-type="float">
            <text:p>38.223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1.373" calcext:value-type="float">
            <text:p>31.373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3.392" calcext:value-type="float">
            <text:p>33.392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7.264" calcext:value-type="float">
            <text:p>37.264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7.617" calcext:value-type="float">
            <text:p>37.617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8.93" calcext:value-type="float">
            <text:p>38.93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8.962" calcext:value-type="float">
            <text:p>38.962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4.15" calcext:value-type="float">
            <text:p>34.15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7.847" calcext:value-type="float">
            <text:p>37.847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0.215" calcext:value-type="float">
            <text:p>30.215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7.459" calcext:value-type="float">
            <text:p>27.459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5.953" calcext:value-type="float">
            <text:p>25.953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6.51" calcext:value-type="float">
            <text:p>36.51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9.437" calcext:value-type="float">
            <text:p>39.437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4.232" calcext:value-type="float">
            <text:p>34.232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4.177" calcext:value-type="float">
            <text:p>24.177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7.893" calcext:value-type="float">
            <text:p>37.893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1.265" calcext:value-type="float">
            <text:p>31.265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.12" calcext:value-type="float">
            <text:p>26.12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7.691" calcext:value-type="float">
            <text:p>27.691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2.198" calcext:value-type="float">
            <text:p>32.198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4.386" calcext:value-type="float">
            <text:p>34.386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3.454" calcext:value-type="float">
            <text:p>33.454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5.224" calcext:value-type="float">
            <text:p>35.224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7.375" calcext:value-type="float">
            <text:p>37.375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8.355" calcext:value-type="float">
            <text:p>38.355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6.599" calcext:value-type="float">
            <text:p>36.599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8.179" calcext:value-type="float">
            <text:p>38.179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7.895" calcext:value-type="float">
            <text:p>27.895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0.44" calcext:value-type="float">
            <text:p>20.44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.539" calcext:value-type="float">
            <text:p>28.539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8.463" calcext:value-type="float">
            <text:p>38.463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7.654" calcext:value-type="float">
            <text:p>37.654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8.12" calcext:value-type="float">
            <text:p>38.12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8.048" calcext:value-type="float">
            <text:p>38.048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9.086" calcext:value-type="float">
            <text:p>39.086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9.258" calcext:value-type="float">
            <text:p>39.258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4.527" calcext:value-type="float">
            <text:p>34.527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9.403" calcext:value-type="float">
            <text:p>39.403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9.56" calcext:value-type="float">
            <text:p>39.56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9.068" calcext:value-type="float">
            <text:p>39.068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2.554" calcext:value-type="float">
            <text:p>22.554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.664" calcext:value-type="float">
            <text:p>28.664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8.886" calcext:value-type="float">
            <text:p>38.886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5.158" calcext:value-type="float">
            <text:p>35.158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8.406" calcext:value-type="float">
            <text:p>38.406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3.614" calcext:value-type="float">
            <text:p>33.614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8.294" calcext:value-type="float">
            <text:p>38.294</text:p>
          </table:table-cell>
          <table:table-cell office:value-type="float" office:value="394.822" calcext:value-type="float">
            <text:p>394.82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8.362" calcext:value-type="float">
            <text:p>38.362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8.762" calcext:value-type="float">
            <text:p>38.762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1.722" calcext:value-type="float">
            <text:p>31.722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7.454" calcext:value-type="float">
            <text:p>37.454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9.101" calcext:value-type="float">
            <text:p>39.101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9.082" calcext:value-type="float">
            <text:p>39.082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8.749" calcext:value-type="float">
            <text:p>38.749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8.153" calcext:value-type="float">
            <text:p>38.153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6.129" calcext:value-type="float">
            <text:p>36.129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3.956" calcext:value-type="float">
            <text:p>33.956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5.249" calcext:value-type="float">
            <text:p>35.249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6.044" calcext:value-type="float">
            <text:p>36.044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4.371" calcext:value-type="float">
            <text:p>34.371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7.684" calcext:value-type="float">
            <text:p>37.684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7.359" calcext:value-type="float">
            <text:p>37.359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2.747" calcext:value-type="float">
            <text:p>22.747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6.068" calcext:value-type="float">
            <text:p>36.068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5.266" calcext:value-type="float">
            <text:p>25.266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8.997" calcext:value-type="float">
            <text:p>38.997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5.678" calcext:value-type="float">
            <text:p>35.678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6.502" calcext:value-type="float">
            <text:p>36.502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6.059" calcext:value-type="float">
            <text:p>36.059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7.318" calcext:value-type="float">
            <text:p>27.318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4.383" calcext:value-type="float">
            <text:p>24.383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40.218" calcext:value-type="float">
            <text:p>40.218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5.419" calcext:value-type="float">
            <text:p>35.419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4.862" calcext:value-type="float">
            <text:p>34.862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4.026" calcext:value-type="float">
            <text:p>34.026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5.439" calcext:value-type="float">
            <text:p>35.439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0.214" calcext:value-type="float">
            <text:p>30.214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2.509" calcext:value-type="float">
            <text:p>32.509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6.143" calcext:value-type="float">
            <text:p>36.143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9.104" calcext:value-type="float">
            <text:p>39.104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7.734" calcext:value-type="float">
            <text:p>37.734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5.046" calcext:value-type="float">
            <text:p>35.046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4.578" calcext:value-type="float">
            <text:p>34.578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8.688" calcext:value-type="float">
            <text:p>38.688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8.263" calcext:value-type="float">
            <text:p>38.263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3.521" calcext:value-type="float">
            <text:p>33.521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1.79" calcext:value-type="float">
            <text:p>31.79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4.462" calcext:value-type="float">
            <text:p>34.462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9.043" calcext:value-type="float">
            <text:p>39.043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9.591" calcext:value-type="float">
            <text:p>39.591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7.081" calcext:value-type="float">
            <text:p>37.081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3.455" calcext:value-type="float">
            <text:p>33.455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5.774" calcext:value-type="float">
            <text:p>25.774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8.34" calcext:value-type="float">
            <text:p>28.34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7.88" calcext:value-type="float">
            <text:p>37.88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1.416" calcext:value-type="float">
            <text:p>31.416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5.401" calcext:value-type="float">
            <text:p>35.401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.355" calcext:value-type="float">
            <text:p>26.355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6.115" calcext:value-type="float">
            <text:p>36.115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9.608" calcext:value-type="float">
            <text:p>39.608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40.407" calcext:value-type="float">
            <text:p>40.407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9.288" calcext:value-type="float">
            <text:p>19.288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5.3" calcext:value-type="float">
            <text:p>35.3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8.091" calcext:value-type="float">
            <text:p>38.091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9.614" calcext:value-type="float">
            <text:p>39.614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.481" calcext:value-type="float">
            <text:p>26.481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9.28" calcext:value-type="float">
            <text:p>39.28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1.692" calcext:value-type="float">
            <text:p>31.692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3.561" calcext:value-type="float">
            <text:p>33.561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9.923" calcext:value-type="float">
            <text:p>29.923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3.654" calcext:value-type="float">
            <text:p>33.654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3.655" calcext:value-type="float">
            <text:p>33.655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4.931" calcext:value-type="float">
            <text:p>34.931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7.022" calcext:value-type="float">
            <text:p>37.022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3.342" calcext:value-type="float">
            <text:p>33.342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4.732" calcext:value-type="float">
            <text:p>34.732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6.96" calcext:value-type="float">
            <text:p>36.96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4.316" calcext:value-type="float">
            <text:p>34.316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3.249" calcext:value-type="float">
            <text:p>33.249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1.796" calcext:value-type="float">
            <text:p>31.796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5.795" calcext:value-type="float">
            <text:p>35.795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7.601" calcext:value-type="float">
            <text:p>37.601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7.162" calcext:value-type="float">
            <text:p>37.162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4.868" calcext:value-type="float">
            <text:p>34.868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40.227" calcext:value-type="float">
            <text:p>40.227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9.735" calcext:value-type="float">
            <text:p>29.735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7.535" calcext:value-type="float">
            <text:p>37.535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41.775" calcext:value-type="float">
            <text:p>41.775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1.904" calcext:value-type="float">
            <text:p>31.904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1.469" calcext:value-type="float">
            <text:p>31.469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6.927" calcext:value-type="float">
            <text:p>36.927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41.162" calcext:value-type="float">
            <text:p>41.162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7.058" calcext:value-type="float">
            <text:p>37.058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6.876" calcext:value-type="float">
            <text:p>36.876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0.994" calcext:value-type="float">
            <text:p>30.994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8.914" calcext:value-type="float">
            <text:p>28.914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6.832" calcext:value-type="float">
            <text:p>36.832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40.016" calcext:value-type="float">
            <text:p>40.016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9.636" calcext:value-type="float">
            <text:p>39.636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9.951" calcext:value-type="float">
            <text:p>39.951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6.294" calcext:value-type="float">
            <text:p>36.294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2.676" calcext:value-type="float">
            <text:p>22.676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8.746" calcext:value-type="float">
            <text:p>28.746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.492" calcext:value-type="float">
            <text:p>26.492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0.194" calcext:value-type="float">
            <text:p>30.194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3.841" calcext:value-type="float">
            <text:p>33.841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prm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4.595" calcext:value-type="float">
            <text:p>34.595</text:p>
          </table:table-cell>
          <table:table-cell office:value-type="float" office:value="166.989" calcext:value-type="float">
            <text:p>166.98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1.935" calcext:value-type="float">
            <text:p>31.935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4.187" calcext:value-type="float">
            <text:p>24.187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8.699" calcext:value-type="float">
            <text:p>28.699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1.792" calcext:value-type="float">
            <text:p>31.792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4.217" calcext:value-type="float">
            <text:p>34.217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2.442" calcext:value-type="float">
            <text:p>32.442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.162" calcext:value-type="float">
            <text:p>20.162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9.34" calcext:value-type="float">
            <text:p>29.34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1.305" calcext:value-type="float">
            <text:p>31.305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5.978" calcext:value-type="float">
            <text:p>25.978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2.412" calcext:value-type="float">
            <text:p>32.412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5.014" calcext:value-type="float">
            <text:p>35.014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2.789" calcext:value-type="float">
            <text:p>32.789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4.316" calcext:value-type="float">
            <text:p>34.316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5.171" calcext:value-type="float">
            <text:p>35.171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2.435" calcext:value-type="float">
            <text:p>32.435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2.648" calcext:value-type="float">
            <text:p>32.648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3.225" calcext:value-type="float">
            <text:p>33.225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3.462" calcext:value-type="float">
            <text:p>33.462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5.341" calcext:value-type="float">
            <text:p>25.341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4.405" calcext:value-type="float">
            <text:p>24.405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0.818" calcext:value-type="float">
            <text:p>10.818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9.482" calcext:value-type="float">
            <text:p>29.482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2.297" calcext:value-type="float">
            <text:p>32.297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0.362" calcext:value-type="float">
            <text:p>30.362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4.379" calcext:value-type="float">
            <text:p>34.379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1.349" calcext:value-type="float">
            <text:p>31.349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3.71" calcext:value-type="float">
            <text:p>23.71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4.473" calcext:value-type="float">
            <text:p>4.473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3.266" calcext:value-type="float">
            <text:p>13.266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3.263" calcext:value-type="float">
            <text:p>33.263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9.844" calcext:value-type="float">
            <text:p>29.844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1.871" calcext:value-type="float">
            <text:p>31.871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2.176" calcext:value-type="float">
            <text:p>32.176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4.971" calcext:value-type="float">
            <text:p>34.971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4.06" calcext:value-type="float">
            <text:p>34.06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2.309" calcext:value-type="float">
            <text:p>32.309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0.635" calcext:value-type="float">
            <text:p>30.635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6.895" calcext:value-type="float">
            <text:p>26.895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9.975" calcext:value-type="float">
            <text:p>29.975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3.106" calcext:value-type="float">
            <text:p>33.106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1.511" calcext:value-type="float">
            <text:p>31.511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3.087" calcext:value-type="float">
            <text:p>33.087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9.325" calcext:value-type="float">
            <text:p>29.325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1.193" calcext:value-type="float">
            <text:p>31.193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3.216" calcext:value-type="float">
            <text:p>33.216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5.144" calcext:value-type="float">
            <text:p>35.144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3.717" calcext:value-type="float">
            <text:p>33.717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4.534" calcext:value-type="float">
            <text:p>34.534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1.686" calcext:value-type="float">
            <text:p>31.686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4.314" calcext:value-type="float">
            <text:p>34.314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0.533" calcext:value-type="float">
            <text:p>30.533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8.069" calcext:value-type="float">
            <text:p>28.069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4.063" calcext:value-type="float">
            <text:p>34.063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0.154" calcext:value-type="float">
            <text:p>30.154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1.31" calcext:value-type="float">
            <text:p>31.31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4.331" calcext:value-type="float">
            <text:p>34.331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1.933" calcext:value-type="float">
            <text:p>31.933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0.992" calcext:value-type="float">
            <text:p>30.992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2.477" calcext:value-type="float">
            <text:p>32.477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2.19" calcext:value-type="float">
            <text:p>32.19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2.927" calcext:value-type="float">
            <text:p>32.927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2.161" calcext:value-type="float">
            <text:p>32.161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2.927" calcext:value-type="float">
            <text:p>32.927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3.605" calcext:value-type="float">
            <text:p>33.605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3.649" calcext:value-type="float">
            <text:p>33.649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2.787" calcext:value-type="float">
            <text:p>32.787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4.127" calcext:value-type="float">
            <text:p>34.127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2.121" calcext:value-type="float">
            <text:p>32.121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4.111" calcext:value-type="float">
            <text:p>34.111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6.177" calcext:value-type="float">
            <text:p>36.177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2.082" calcext:value-type="float">
            <text:p>32.082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9.426" calcext:value-type="float">
            <text:p>29.426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5.359" calcext:value-type="float">
            <text:p>25.359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6.984" calcext:value-type="float">
            <text:p>16.984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2.69" calcext:value-type="float">
            <text:p>32.69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0.078" calcext:value-type="float">
            <text:p>30.078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5.834" calcext:value-type="float">
            <text:p>25.834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2.296" calcext:value-type="float">
            <text:p>32.296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4.622" calcext:value-type="float">
            <text:p>24.622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1.359" calcext:value-type="float">
            <text:p>31.359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4.923" calcext:value-type="float">
            <text:p>24.923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9.812" calcext:value-type="float">
            <text:p>29.812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0.08" calcext:value-type="float">
            <text:p>30.08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0.111" calcext:value-type="float">
            <text:p>30.111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2.043" calcext:value-type="float">
            <text:p>22.043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4.803" calcext:value-type="float">
            <text:p>24.803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1.245" calcext:value-type="float">
            <text:p>31.245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9.998" calcext:value-type="float">
            <text:p>29.998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3.046" calcext:value-type="float">
            <text:p>33.046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3.835" calcext:value-type="float">
            <text:p>23.835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1.564" calcext:value-type="float">
            <text:p>31.564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2.971" calcext:value-type="float">
            <text:p>32.971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2.004" calcext:value-type="float">
            <text:p>32.004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3.74" calcext:value-type="float">
            <text:p>33.74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3.873" calcext:value-type="float">
            <text:p>33.873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3.436" calcext:value-type="float">
            <text:p>33.436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9.356" calcext:value-type="float">
            <text:p>29.356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9.66" calcext:value-type="float">
            <text:p>29.66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9.489" calcext:value-type="float">
            <text:p>29.489</text:p>
          </table:table-cell>
          <table:table-cell office:value-type="float" office:value="762.613" calcext:value-type="float">
            <text:p>762.61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2.441" calcext:value-type="float">
            <text:p>32.441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3.751" calcext:value-type="float">
            <text:p>33.751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9.998" calcext:value-type="float">
            <text:p>29.998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5.861" calcext:value-type="float">
            <text:p>25.861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6.167" calcext:value-type="float">
            <text:p>36.167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0.922" calcext:value-type="float">
            <text:p>30.922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6.695" calcext:value-type="float">
            <text:p>36.695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0.933" calcext:value-type="float">
            <text:p>30.933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2.556" calcext:value-type="float">
            <text:p>22.556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0.714" calcext:value-type="float">
            <text:p>30.714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2.768" calcext:value-type="float">
            <text:p>32.768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2.501" calcext:value-type="float">
            <text:p>32.501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7.27" calcext:value-type="float">
            <text:p>27.27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6.529" calcext:value-type="float">
            <text:p>26.529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8.753" calcext:value-type="float">
            <text:p>28.753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3.292" calcext:value-type="float">
            <text:p>23.292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7.822" calcext:value-type="float">
            <text:p>27.822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0.788" calcext:value-type="float">
            <text:p>30.788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8.158" calcext:value-type="float">
            <text:p>38.158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7.792" calcext:value-type="float">
            <text:p>27.792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6.422" calcext:value-type="float">
            <text:p>36.422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5.677" calcext:value-type="float">
            <text:p>35.677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0.8" calcext:value-type="float">
            <text:p>30.8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3.612" calcext:value-type="float">
            <text:p>33.612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9.397" calcext:value-type="float">
            <text:p>29.397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7.736" calcext:value-type="float">
            <text:p>37.736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4.492" calcext:value-type="float">
            <text:p>34.492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2.731" calcext:value-type="float">
            <text:p>32.731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0.759" calcext:value-type="float">
            <text:p>30.759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8.86" calcext:value-type="float">
            <text:p>28.86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4.666" calcext:value-type="float">
            <text:p>34.666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7.424" calcext:value-type="float">
            <text:p>27.424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2.858" calcext:value-type="float">
            <text:p>32.858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5.567" calcext:value-type="float">
            <text:p>35.567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0.307" calcext:value-type="float">
            <text:p>30.307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4.634" calcext:value-type="float">
            <text:p>34.634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3.522" calcext:value-type="float">
            <text:p>33.522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0.97" calcext:value-type="float">
            <text:p>30.97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9.999" calcext:value-type="float">
            <text:p>29.999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6.073" calcext:value-type="float">
            <text:p>36.073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2.933" calcext:value-type="float">
            <text:p>32.933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9.42" calcext:value-type="float">
            <text:p>29.42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5.66" calcext:value-type="float">
            <text:p>35.66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3.622" calcext:value-type="float">
            <text:p>33.622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6.615" calcext:value-type="float">
            <text:p>26.615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4.008" calcext:value-type="float">
            <text:p>34.008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7.846" calcext:value-type="float">
            <text:p>37.846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5.766" calcext:value-type="float">
            <text:p>35.766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6.351" calcext:value-type="float">
            <text:p>36.351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6.64" calcext:value-type="float">
            <text:p>36.64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7.298" calcext:value-type="float">
            <text:p>37.298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4.887" calcext:value-type="float">
            <text:p>34.887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5.509" calcext:value-type="float">
            <text:p>35.509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7.986" calcext:value-type="float">
            <text:p>27.986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4.722" calcext:value-type="float">
            <text:p>34.722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6.011" calcext:value-type="float">
            <text:p>36.011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5.402" calcext:value-type="float">
            <text:p>35.402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0.868" calcext:value-type="float">
            <text:p>30.868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2.915" calcext:value-type="float">
            <text:p>32.915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2.339" calcext:value-type="float">
            <text:p>32.339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2.321" calcext:value-type="float">
            <text:p>32.321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2.349" calcext:value-type="float">
            <text:p>32.349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7.113" calcext:value-type="float">
            <text:p>27.113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8.014" calcext:value-type="float">
            <text:p>28.014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5.996" calcext:value-type="float">
            <text:p>25.996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5.379" calcext:value-type="float">
            <text:p>25.379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6.895" calcext:value-type="float">
            <text:p>26.895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6.459" calcext:value-type="float">
            <text:p>36.459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3.312" calcext:value-type="float">
            <text:p>33.312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2.567" calcext:value-type="float">
            <text:p>32.567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5.549" calcext:value-type="float">
            <text:p>35.549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2.318" calcext:value-type="float">
            <text:p>32.318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1.677" calcext:value-type="float">
            <text:p>31.677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8.053" calcext:value-type="float">
            <text:p>28.053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4.008" calcext:value-type="float">
            <text:p>24.008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6.238" calcext:value-type="float">
            <text:p>26.238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4.179" calcext:value-type="float">
            <text:p>34.179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5.99" calcext:value-type="float">
            <text:p>35.99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5.364" calcext:value-type="float">
            <text:p>35.364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3.475" calcext:value-type="float">
            <text:p>33.475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6.673" calcext:value-type="float">
            <text:p>36.673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2.385" calcext:value-type="float">
            <text:p>32.385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2.147" calcext:value-type="float">
            <text:p>32.147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8.706" calcext:value-type="float">
            <text:p>28.706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8.824" calcext:value-type="float">
            <text:p>28.824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2.383" calcext:value-type="float">
            <text:p>32.383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5.645" calcext:value-type="float">
            <text:p>35.645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3.539" calcext:value-type="float">
            <text:p>33.539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8.966" calcext:value-type="float">
            <text:p>28.966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0.273" calcext:value-type="float">
            <text:p>30.273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9.282" calcext:value-type="float">
            <text:p>29.282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2.997" calcext:value-type="float">
            <text:p>32.997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7.937" calcext:value-type="float">
            <text:p>37.937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8.111" calcext:value-type="float">
            <text:p>38.111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4.813" calcext:value-type="float">
            <text:p>34.813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8.046" calcext:value-type="float">
            <text:p>38.046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7.731" calcext:value-type="float">
            <text:p>37.731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8.683" calcext:value-type="float">
            <text:p>28.683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4.463" calcext:value-type="float">
            <text:p>34.463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8.631" calcext:value-type="float">
            <text:p>28.631</text:p>
          </table:table-cell>
          <table:table-cell office:value-type="float" office:value="512.91" calcext:value-type="float">
            <text:p>512.9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4.053" calcext:value-type="float">
            <text:p>34.053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1.655" calcext:value-type="float">
            <text:p>31.655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9.394" calcext:value-type="float">
            <text:p>29.394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4.545" calcext:value-type="float">
            <text:p>34.545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5.149" calcext:value-type="float">
            <text:p>35.149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7.408" calcext:value-type="float">
            <text:p>37.408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8.998" calcext:value-type="float">
            <text:p>38.998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7.081" calcext:value-type="float">
            <text:p>37.081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7.744" calcext:value-type="float">
            <text:p>37.744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0.942" calcext:value-type="float">
            <text:p>30.942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7.001" calcext:value-type="float">
            <text:p>37.001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4.196" calcext:value-type="float">
            <text:p>34.196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7.129" calcext:value-type="float">
            <text:p>37.129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7.618" calcext:value-type="float">
            <text:p>27.618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0.637" calcext:value-type="float">
            <text:p>30.637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8.459" calcext:value-type="float">
            <text:p>38.459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2.613" calcext:value-type="float">
            <text:p>32.613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4.409" calcext:value-type="float">
            <text:p>34.409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1.321" calcext:value-type="float">
            <text:p>31.321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3.542" calcext:value-type="float">
            <text:p>33.542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8.177" calcext:value-type="float">
            <text:p>28.177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1.374" calcext:value-type="float">
            <text:p>31.374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0.445" calcext:value-type="float">
            <text:p>30.445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8.607" calcext:value-type="float">
            <text:p>28.607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8.707" calcext:value-type="float">
            <text:p>28.707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9.016" calcext:value-type="float">
            <text:p>29.016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4.942" calcext:value-type="float">
            <text:p>34.942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0.686" calcext:value-type="float">
            <text:p>30.686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4.39" calcext:value-type="float">
            <text:p>34.39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6.188" calcext:value-type="float">
            <text:p>26.188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1.976" calcext:value-type="float">
            <text:p>31.976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1.074" calcext:value-type="float">
            <text:p>31.074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2.489" calcext:value-type="float">
            <text:p>32.489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1.425" calcext:value-type="float">
            <text:p>31.425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3.38" calcext:value-type="float">
            <text:p>33.38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1.418" calcext:value-type="float">
            <text:p>31.418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4.936" calcext:value-type="float">
            <text:p>34.936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2.673" calcext:value-type="float">
            <text:p>32.673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5.114" calcext:value-type="float">
            <text:p>35.114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2.626" calcext:value-type="float">
            <text:p>32.626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4.929" calcext:value-type="float">
            <text:p>34.929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4.401" calcext:value-type="float">
            <text:p>34.401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1.135" calcext:value-type="float">
            <text:p>31.135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7.315" calcext:value-type="float">
            <text:p>37.315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9.655" calcext:value-type="float">
            <text:p>39.655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8.181" calcext:value-type="float">
            <text:p>28.181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5.745" calcext:value-type="float">
            <text:p>25.745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3.76" calcext:value-type="float">
            <text:p>23.76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7.471" calcext:value-type="float">
            <text:p>37.471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6.477" calcext:value-type="float">
            <text:p>36.477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1.622" calcext:value-type="float">
            <text:p>31.622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9.744" calcext:value-type="float">
            <text:p>39.744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7.688" calcext:value-type="float">
            <text:p>37.688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1.184" calcext:value-type="float">
            <text:p>31.184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5.054" calcext:value-type="float">
            <text:p>35.054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5.567" calcext:value-type="float">
            <text:p>35.567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5.632" calcext:value-type="float">
            <text:p>35.632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6.267" calcext:value-type="float">
            <text:p>36.267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7.068" calcext:value-type="float">
            <text:p>37.068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5.493" calcext:value-type="float">
            <text:p>35.493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8.516" calcext:value-type="float">
            <text:p>38.516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2.148" calcext:value-type="float">
            <text:p>32.148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5.359" calcext:value-type="float">
            <text:p>35.359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5.315" calcext:value-type="float">
            <text:p>35.315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9.32" calcext:value-type="float">
            <text:p>29.32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9.938" calcext:value-type="float">
            <text:p>29.938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4.198" calcext:value-type="float">
            <text:p>34.198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2.491" calcext:value-type="float">
            <text:p>32.491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7.187" calcext:value-type="float">
            <text:p>37.187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0.272" calcext:value-type="float">
            <text:p>30.272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7.836" calcext:value-type="float">
            <text:p>37.836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4.169" calcext:value-type="float">
            <text:p>34.169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4.48" calcext:value-type="float">
            <text:p>34.48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8.411" calcext:value-type="float">
            <text:p>38.411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7.031" calcext:value-type="float">
            <text:p>37.031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8.933" calcext:value-type="float">
            <text:p>38.933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6.481" calcext:value-type="float">
            <text:p>36.481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2.383" calcext:value-type="float">
            <text:p>32.383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1.699" calcext:value-type="float">
            <text:p>31.699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2.446" calcext:value-type="float">
            <text:p>32.446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1.105" calcext:value-type="float">
            <text:p>31.105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8.273" calcext:value-type="float">
            <text:p>38.273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5.643" calcext:value-type="float">
            <text:p>35.643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8.708" calcext:value-type="float">
            <text:p>28.708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5.251" calcext:value-type="float">
            <text:p>35.251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8.2" calcext:value-type="float">
            <text:p>38.2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.503" calcext:value-type="float">
            <text:p>22.503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6.026" calcext:value-type="float">
            <text:p>36.026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4.056" calcext:value-type="float">
            <text:p>34.056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8.045" calcext:value-type="float">
            <text:p>38.045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1.445" calcext:value-type="float">
            <text:p>31.445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3.427" calcext:value-type="float">
            <text:p>33.427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5.635" calcext:value-type="float">
            <text:p>35.635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2.27" calcext:value-type="float">
            <text:p>32.27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5.559" calcext:value-type="float">
            <text:p>35.559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9.515" calcext:value-type="float">
            <text:p>39.515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7.31" calcext:value-type="float">
            <text:p>37.31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1.08" calcext:value-type="float">
            <text:p>31.08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6.844" calcext:value-type="float">
            <text:p>36.844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8.029" calcext:value-type="float">
            <text:p>28.029</text:p>
          </table:table-cell>
          <table:table-cell office:value-type="float" office:value="559.428" calcext:value-type="float">
            <text:p>559.42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1.845" calcext:value-type="float">
            <text:p>31.845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7.17" calcext:value-type="float">
            <text:p>27.17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8.134" calcext:value-type="float">
            <text:p>28.134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1.635" calcext:value-type="float">
            <text:p>31.635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0.759" calcext:value-type="float">
            <text:p>20.759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4.817" calcext:value-type="float">
            <text:p>34.817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0.03" calcext:value-type="float">
            <text:p>30.03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0.433" calcext:value-type="float">
            <text:p>30.433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5.043" calcext:value-type="float">
            <text:p>35.043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1.975" calcext:value-type="float">
            <text:p>31.975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6.817" calcext:value-type="float">
            <text:p>36.817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5.44" calcext:value-type="float">
            <text:p>35.44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5.86" calcext:value-type="float">
            <text:p>35.86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6.865" calcext:value-type="float">
            <text:p>36.865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6.673" calcext:value-type="float">
            <text:p>36.673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5.835" calcext:value-type="float">
            <text:p>35.835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6.95" calcext:value-type="float">
            <text:p>36.95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2.034" calcext:value-type="float">
            <text:p>32.034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4.487" calcext:value-type="float">
            <text:p>34.487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7.622" calcext:value-type="float">
            <text:p>37.622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5.699" calcext:value-type="float">
            <text:p>35.699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8.243" calcext:value-type="float">
            <text:p>38.243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9.308" calcext:value-type="float">
            <text:p>29.308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8.123" calcext:value-type="float">
            <text:p>38.123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1.636" calcext:value-type="float">
            <text:p>31.636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7.779" calcext:value-type="float">
            <text:p>27.779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7.951" calcext:value-type="float">
            <text:p>37.951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1.759" calcext:value-type="float">
            <text:p>31.759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7.611" calcext:value-type="float">
            <text:p>37.611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7.967" calcext:value-type="float">
            <text:p>37.967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8.454" calcext:value-type="float">
            <text:p>38.454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7.969" calcext:value-type="float">
            <text:p>37.969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8.175" calcext:value-type="float">
            <text:p>38.175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4.352" calcext:value-type="float">
            <text:p>34.352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5.903" calcext:value-type="float">
            <text:p>25.903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6.922" calcext:value-type="float">
            <text:p>36.922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7.32" calcext:value-type="float">
            <text:p>37.32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8.133" calcext:value-type="float">
            <text:p>38.133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7.947" calcext:value-type="float">
            <text:p>37.947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6.996" calcext:value-type="float">
            <text:p>36.996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1.982" calcext:value-type="float">
            <text:p>31.982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9.613" calcext:value-type="float">
            <text:p>29.613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7.644" calcext:value-type="float">
            <text:p>37.644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5.847" calcext:value-type="float">
            <text:p>35.847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8.664" calcext:value-type="float">
            <text:p>38.664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5.744" calcext:value-type="float">
            <text:p>25.744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5.6" calcext:value-type="float">
            <text:p>25.6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9.116" calcext:value-type="float">
            <text:p>39.116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7.932" calcext:value-type="float">
            <text:p>37.932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1.767" calcext:value-type="float">
            <text:p>31.767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9.715" calcext:value-type="float">
            <text:p>29.715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7.183" calcext:value-type="float">
            <text:p>37.183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6.073" calcext:value-type="float">
            <text:p>36.073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8.533" calcext:value-type="float">
            <text:p>38.533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7.629" calcext:value-type="float">
            <text:p>37.629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7.894" calcext:value-type="float">
            <text:p>27.894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8.235" calcext:value-type="float">
            <text:p>28.235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8.209" calcext:value-type="float">
            <text:p>38.209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5.045" calcext:value-type="float">
            <text:p>35.045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7.333" calcext:value-type="float">
            <text:p>37.333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8.235" calcext:value-type="float">
            <text:p>38.235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4.216" calcext:value-type="float">
            <text:p>34.216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2.121" calcext:value-type="float">
            <text:p>32.121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5.417" calcext:value-type="float">
            <text:p>35.417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6.356" calcext:value-type="float">
            <text:p>36.356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2.855" calcext:value-type="float">
            <text:p>32.855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2.69" calcext:value-type="float">
            <text:p>32.69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6.186" calcext:value-type="float">
            <text:p>36.186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8.336" calcext:value-type="float">
            <text:p>38.336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1.649" calcext:value-type="float">
            <text:p>31.649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5.064" calcext:value-type="float">
            <text:p>35.064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3.83" calcext:value-type="float">
            <text:p>33.83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4.541" calcext:value-type="float">
            <text:p>34.541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4.26" calcext:value-type="float">
            <text:p>34.26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3.83" calcext:value-type="float">
            <text:p>33.83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1.55" calcext:value-type="float">
            <text:p>31.55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9.344" calcext:value-type="float">
            <text:p>29.344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2.213" calcext:value-type="float">
            <text:p>32.213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5.211" calcext:value-type="float">
            <text:p>35.211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7.183" calcext:value-type="float">
            <text:p>37.183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7.056" calcext:value-type="float">
            <text:p>27.056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6.287" calcext:value-type="float">
            <text:p>36.287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7.378" calcext:value-type="float">
            <text:p>37.378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7.63" calcext:value-type="float">
            <text:p>37.63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6.521" calcext:value-type="float">
            <text:p>36.521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7.787" calcext:value-type="float">
            <text:p>37.787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9.08" calcext:value-type="float">
            <text:p>29.08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8.603" calcext:value-type="float">
            <text:p>38.603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4.727" calcext:value-type="float">
            <text:p>34.727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7.292" calcext:value-type="float">
            <text:p>37.292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8.101" calcext:value-type="float">
            <text:p>38.101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3.085" calcext:value-type="float">
            <text:p>33.085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2.631" calcext:value-type="float">
            <text:p>32.631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3.643" calcext:value-type="float">
            <text:p>33.643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9.997" calcext:value-type="float">
            <text:p>29.997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6.781" calcext:value-type="float">
            <text:p>26.781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1.501" calcext:value-type="float">
            <text:p>31.501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1.017" calcext:value-type="float">
            <text:p>31.017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9.699" calcext:value-type="float">
            <text:p>29.699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8.655" calcext:value-type="float">
            <text:p>28.655</text:p>
          </table:table-cell>
          <table:table-cell office:value-type="float" office:value="321.657" calcext:value-type="float">
            <text:p>321.65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2.606" calcext:value-type="float">
            <text:p>32.606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2.794" calcext:value-type="float">
            <text:p>32.794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2.307" calcext:value-type="float">
            <text:p>32.307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6.342" calcext:value-type="float">
            <text:p>36.342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9.869" calcext:value-type="float">
            <text:p>39.869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2.818" calcext:value-type="float">
            <text:p>32.818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0.734" calcext:value-type="float">
            <text:p>30.734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4.892" calcext:value-type="float">
            <text:p>34.892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0.303" calcext:value-type="float">
            <text:p>40.303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5.027" calcext:value-type="float">
            <text:p>35.027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8.627" calcext:value-type="float">
            <text:p>28.627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2.173" calcext:value-type="float">
            <text:p>32.173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6.942" calcext:value-type="float">
            <text:p>36.942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5.732" calcext:value-type="float">
            <text:p>35.732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5.799" calcext:value-type="float">
            <text:p>35.799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0.716" calcext:value-type="float">
            <text:p>30.716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2.035" calcext:value-type="float">
            <text:p>32.035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0.394" calcext:value-type="float">
            <text:p>40.394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0.802" calcext:value-type="float">
            <text:p>40.802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8.661" calcext:value-type="float">
            <text:p>28.661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9.672" calcext:value-type="float">
            <text:p>29.672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7.593" calcext:value-type="float">
            <text:p>37.593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5.529" calcext:value-type="float">
            <text:p>25.529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5.047" calcext:value-type="float">
            <text:p>35.047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1.37" calcext:value-type="float">
            <text:p>41.37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8.484" calcext:value-type="float">
            <text:p>38.484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1.325" calcext:value-type="float">
            <text:p>41.325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0.381" calcext:value-type="float">
            <text:p>40.381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8.036" calcext:value-type="float">
            <text:p>28.036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4.56" calcext:value-type="float">
            <text:p>34.56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9.749" calcext:value-type="float">
            <text:p>39.749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6.558" calcext:value-type="float">
            <text:p>36.558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6.493" calcext:value-type="float">
            <text:p>36.493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6.521" calcext:value-type="float">
            <text:p>36.521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8.406" calcext:value-type="float">
            <text:p>38.406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4.547" calcext:value-type="float">
            <text:p>34.547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6.24" calcext:value-type="float">
            <text:p>36.24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1.177" calcext:value-type="float">
            <text:p>41.177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1.825" calcext:value-type="float">
            <text:p>31.825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8.193" calcext:value-type="float">
            <text:p>28.193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3.853" calcext:value-type="float">
            <text:p>33.853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8.061" calcext:value-type="float">
            <text:p>38.061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9.437" calcext:value-type="float">
            <text:p>39.437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0.795" calcext:value-type="float">
            <text:p>40.795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7.664" calcext:value-type="float">
            <text:p>37.664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3.512" calcext:value-type="float">
            <text:p>33.512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7.21" calcext:value-type="float">
            <text:p>27.21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4.558" calcext:value-type="float">
            <text:p>14.558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3.164" calcext:value-type="float">
            <text:p>33.164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1.467" calcext:value-type="float">
            <text:p>31.467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2.313" calcext:value-type="float">
            <text:p>32.313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4.359" calcext:value-type="float">
            <text:p>34.359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5.632" calcext:value-type="float">
            <text:p>35.632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3.406" calcext:value-type="float">
            <text:p>33.406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6.636" calcext:value-type="float">
            <text:p>36.636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9.134" calcext:value-type="float">
            <text:p>39.134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5.207" calcext:value-type="float">
            <text:p>35.207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7.85" calcext:value-type="float">
            <text:p>37.85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0.024" calcext:value-type="float">
            <text:p>40.024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3.534" calcext:value-type="float">
            <text:p>33.534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0.239" calcext:value-type="float">
            <text:p>40.239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6.402" calcext:value-type="float">
            <text:p>36.402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8.633" calcext:value-type="float">
            <text:p>38.633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9.871" calcext:value-type="float">
            <text:p>39.871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4.452" calcext:value-type="float">
            <text:p>34.452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7.008" calcext:value-type="float">
            <text:p>27.008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3.273" calcext:value-type="float">
            <text:p>23.273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1.149" calcext:value-type="float">
            <text:p>31.149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5.399" calcext:value-type="float">
            <text:p>35.399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6.884" calcext:value-type="float">
            <text:p>36.884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9.885" calcext:value-type="float">
            <text:p>39.885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9.09" calcext:value-type="float">
            <text:p>39.09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2.146" calcext:value-type="float">
            <text:p>32.146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0.65" calcext:value-type="float">
            <text:p>30.65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7.759" calcext:value-type="float">
            <text:p>37.759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0.481" calcext:value-type="float">
            <text:p>40.481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1.206" calcext:value-type="float">
            <text:p>41.206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1.606" calcext:value-type="float">
            <text:p>41.606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6.91" calcext:value-type="float">
            <text:p>36.91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6.934" calcext:value-type="float">
            <text:p>26.934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7.663" calcext:value-type="float">
            <text:p>27.663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1.134" calcext:value-type="float">
            <text:p>31.134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3.048" calcext:value-type="float">
            <text:p>33.048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0.409" calcext:value-type="float">
            <text:p>40.409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0.575" calcext:value-type="float">
            <text:p>40.575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5.129" calcext:value-type="float">
            <text:p>35.129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4.699" calcext:value-type="float">
            <text:p>34.699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8.336" calcext:value-type="float">
            <text:p>28.336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1.973" calcext:value-type="float">
            <text:p>31.973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6.787" calcext:value-type="float">
            <text:p>36.787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2.54" calcext:value-type="float">
            <text:p>32.54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1.34" calcext:value-type="float">
            <text:p>31.34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0.12" calcext:value-type="float">
            <text:p>40.12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3.005" calcext:value-type="float">
            <text:p>33.005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0.28" calcext:value-type="float">
            <text:p>30.28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9.887" calcext:value-type="float">
            <text:p>39.887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1.154" calcext:value-type="float">
            <text:p>41.154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9.54" calcext:value-type="float">
            <text:p>39.54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2.454" calcext:value-type="float">
            <text:p>32.454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prm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0.339" calcext:value-type="float">
            <text:p>30.339</text:p>
          </table:table-cell>
          <table:table-cell office:value-type="float" office:value="837.294" calcext:value-type="float">
            <text:p>837.29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4.163" calcext:value-type="float">
            <text:p>24.163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9.59" calcext:value-type="float">
            <text:p>39.59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7.61" calcext:value-type="float">
            <text:p>27.61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8.531" calcext:value-type="float">
            <text:p>28.531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9.122" calcext:value-type="float">
            <text:p>29.122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9.655" calcext:value-type="float">
            <text:p>29.655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9.591" calcext:value-type="float">
            <text:p>39.591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5.844" calcext:value-type="float">
            <text:p>25.844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2.324" calcext:value-type="float">
            <text:p>22.324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9.796" calcext:value-type="float">
            <text:p>19.796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8.89" calcext:value-type="float">
            <text:p>18.89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6.92" calcext:value-type="float">
            <text:p>16.92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8.327" calcext:value-type="float">
            <text:p>18.327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5.41" calcext:value-type="float">
            <text:p>15.41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2.495" calcext:value-type="float">
            <text:p>22.495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8.913" calcext:value-type="float">
            <text:p>28.913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.648" calcext:value-type="float">
            <text:p>26.648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9.503" calcext:value-type="float">
            <text:p>29.503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5.959" calcext:value-type="float">
            <text:p>25.959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4.454" calcext:value-type="float">
            <text:p>34.454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.407" calcext:value-type="float">
            <text:p>26.407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4.109" calcext:value-type="float">
            <text:p>24.109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4.101" calcext:value-type="float">
            <text:p>34.101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3.728" calcext:value-type="float">
            <text:p>33.728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8.942" calcext:value-type="float">
            <text:p>38.942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5.698" calcext:value-type="float">
            <text:p>25.698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4.109" calcext:value-type="float">
            <text:p>24.109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2.897" calcext:value-type="float">
            <text:p>32.897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5.205" calcext:value-type="float">
            <text:p>35.205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8.621" calcext:value-type="float">
            <text:p>38.621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.668" calcext:value-type="float">
            <text:p>30.668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5.082" calcext:value-type="float">
            <text:p>35.082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5.847" calcext:value-type="float">
            <text:p>35.847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6.111" calcext:value-type="float">
            <text:p>36.111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4.503" calcext:value-type="float">
            <text:p>24.503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9.97" calcext:value-type="float">
            <text:p>29.97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8.719" calcext:value-type="float">
            <text:p>28.719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5.322" calcext:value-type="float">
            <text:p>25.322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3.417" calcext:value-type="float">
            <text:p>23.417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.004" calcext:value-type="float">
            <text:p>30.004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.736" calcext:value-type="float">
            <text:p>30.736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8.432" calcext:value-type="float">
            <text:p>18.432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7.469" calcext:value-type="float">
            <text:p>27.469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2.486" calcext:value-type="float">
            <text:p>32.486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3.822" calcext:value-type="float">
            <text:p>23.822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3.745" calcext:value-type="float">
            <text:p>33.745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9.243" calcext:value-type="float">
            <text:p>29.243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2.497" calcext:value-type="float">
            <text:p>22.497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3.17" calcext:value-type="float">
            <text:p>33.17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2.505" calcext:value-type="float">
            <text:p>22.505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4.737" calcext:value-type="float">
            <text:p>24.737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1.315" calcext:value-type="float">
            <text:p>31.315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.338" calcext:value-type="float">
            <text:p>26.338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5.961" calcext:value-type="float">
            <text:p>35.961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4.73" calcext:value-type="float">
            <text:p>24.73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.317" calcext:value-type="float">
            <text:p>30.317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8.721" calcext:value-type="float">
            <text:p>38.721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0.841" calcext:value-type="float">
            <text:p>20.841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.908" calcext:value-type="float">
            <text:p>30.908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3.633" calcext:value-type="float">
            <text:p>23.633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7.277" calcext:value-type="float">
            <text:p>27.277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8.084" calcext:value-type="float">
            <text:p>28.084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1.226" calcext:value-type="float">
            <text:p>31.226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9.357" calcext:value-type="float">
            <text:p>29.357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9.658" calcext:value-type="float">
            <text:p>19.658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7.25" calcext:value-type="float">
            <text:p>27.25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2.439" calcext:value-type="float">
            <text:p>32.439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3.87" calcext:value-type="float">
            <text:p>23.87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8.472" calcext:value-type="float">
            <text:p>28.472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.766" calcext:value-type="float">
            <text:p>30.766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3.249" calcext:value-type="float">
            <text:p>33.249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.855" calcext:value-type="float">
            <text:p>26.855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5.035" calcext:value-type="float">
            <text:p>25.035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2.919" calcext:value-type="float">
            <text:p>32.919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2.361" calcext:value-type="float">
            <text:p>32.361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3.974" calcext:value-type="float">
            <text:p>33.974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7.269" calcext:value-type="float">
            <text:p>27.269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4.315" calcext:value-type="float">
            <text:p>24.315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4.393" calcext:value-type="float">
            <text:p>34.393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2.93" calcext:value-type="float">
            <text:p>32.93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.627" calcext:value-type="float">
            <text:p>26.627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4.648" calcext:value-type="float">
            <text:p>24.648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1.172" calcext:value-type="float">
            <text:p>31.172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8.987" calcext:value-type="float">
            <text:p>28.987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8.743" calcext:value-type="float">
            <text:p>28.743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.296" calcext:value-type="float">
            <text:p>30.296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.455" calcext:value-type="float">
            <text:p>26.455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3.908" calcext:value-type="float">
            <text:p>33.908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4.056" calcext:value-type="float">
            <text:p>34.056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1.435" calcext:value-type="float">
            <text:p>31.435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4.538" calcext:value-type="float">
            <text:p>24.538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8.687" calcext:value-type="float">
            <text:p>28.687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9.123" calcext:value-type="float">
            <text:p>29.123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.227" calcext:value-type="float">
            <text:p>30.227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.624" calcext:value-type="float">
            <text:p>30.624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.606" calcext:value-type="float">
            <text:p>30.606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.928" calcext:value-type="float">
            <text:p>30.928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4.686" calcext:value-type="float">
            <text:p>34.686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.678" calcext:value-type="float">
            <text:p>30.678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.46" calcext:value-type="float">
            <text:p>30.46</text:p>
          </table:table-cell>
          <table:table-cell office:value-type="float" office:value="275.104" calcext:value-type="float">
            <text:p>275.10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1.361" calcext:value-type="float">
            <text:p>31.361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9.347" calcext:value-type="float">
            <text:p>29.347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3.311" calcext:value-type="float">
            <text:p>33.311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1.034" calcext:value-type="float">
            <text:p>31.034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9.671" calcext:value-type="float">
            <text:p>29.671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9.503" calcext:value-type="float">
            <text:p>29.503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9.014" calcext:value-type="float">
            <text:p>29.014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2.806" calcext:value-type="float">
            <text:p>32.806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3.223" calcext:value-type="float">
            <text:p>23.223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2.154" calcext:value-type="float">
            <text:p>32.154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7.46" calcext:value-type="float">
            <text:p>27.46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1.25" calcext:value-type="float">
            <text:p>31.25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6.138" calcext:value-type="float">
            <text:p>26.138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0.163" calcext:value-type="float">
            <text:p>30.163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8.795" calcext:value-type="float">
            <text:p>28.795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6.97" calcext:value-type="float">
            <text:p>26.97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8.864" calcext:value-type="float">
            <text:p>28.864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1.322" calcext:value-type="float">
            <text:p>31.322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7.546" calcext:value-type="float">
            <text:p>27.546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3.866" calcext:value-type="float">
            <text:p>33.866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8.728" calcext:value-type="float">
            <text:p>28.728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5.469" calcext:value-type="float">
            <text:p>25.469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0.687" calcext:value-type="float">
            <text:p>30.687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5.181" calcext:value-type="float">
            <text:p>25.181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0.084" calcext:value-type="float">
            <text:p>30.084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3.325" calcext:value-type="float">
            <text:p>33.325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8.988" calcext:value-type="float">
            <text:p>28.988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4.037" calcext:value-type="float">
            <text:p>24.037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1.956" calcext:value-type="float">
            <text:p>31.956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4.203" calcext:value-type="float">
            <text:p>34.203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5.369" calcext:value-type="float">
            <text:p>35.369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6.317" calcext:value-type="float">
            <text:p>26.317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5.235" calcext:value-type="float">
            <text:p>35.235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7.009" calcext:value-type="float">
            <text:p>27.009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0.172" calcext:value-type="float">
            <text:p>30.172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0.067" calcext:value-type="float">
            <text:p>30.067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9.725" calcext:value-type="float">
            <text:p>29.725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6.49" calcext:value-type="float">
            <text:p>26.49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1.196" calcext:value-type="float">
            <text:p>31.196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2.923" calcext:value-type="float">
            <text:p>32.923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2.936" calcext:value-type="float">
            <text:p>32.936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4.23" calcext:value-type="float">
            <text:p>24.23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0.674" calcext:value-type="float">
            <text:p>30.674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1.537" calcext:value-type="float">
            <text:p>31.537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9.602" calcext:value-type="float">
            <text:p>29.602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3.672" calcext:value-type="float">
            <text:p>33.672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9.214" calcext:value-type="float">
            <text:p>29.214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5.542" calcext:value-type="float">
            <text:p>35.542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1.657" calcext:value-type="float">
            <text:p>21.657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0.699" calcext:value-type="float">
            <text:p>30.699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0.82" calcext:value-type="float">
            <text:p>30.82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6.395" calcext:value-type="float">
            <text:p>36.395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1.022" calcext:value-type="float">
            <text:p>31.022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7.516" calcext:value-type="float">
            <text:p>27.516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3.017" calcext:value-type="float">
            <text:p>23.017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2.238" calcext:value-type="float">
            <text:p>32.238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0.594" calcext:value-type="float">
            <text:p>30.594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3.696" calcext:value-type="float">
            <text:p>23.696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4.331" calcext:value-type="float">
            <text:p>24.331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7.252" calcext:value-type="float">
            <text:p>37.252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1.318" calcext:value-type="float">
            <text:p>31.318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4.135" calcext:value-type="float">
            <text:p>24.135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4.258" calcext:value-type="float">
            <text:p>24.258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2.403" calcext:value-type="float">
            <text:p>22.403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3.083" calcext:value-type="float">
            <text:p>33.083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4.376" calcext:value-type="float">
            <text:p>34.376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3.003" calcext:value-type="float">
            <text:p>33.003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4.261" calcext:value-type="float">
            <text:p>34.261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5.37" calcext:value-type="float">
            <text:p>35.37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4.137" calcext:value-type="float">
            <text:p>34.137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6.427" calcext:value-type="float">
            <text:p>36.427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7.331" calcext:value-type="float">
            <text:p>27.331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8.911" calcext:value-type="float">
            <text:p>28.911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9.353" calcext:value-type="float">
            <text:p>29.353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1.638" calcext:value-type="float">
            <text:p>21.638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1.222" calcext:value-type="float">
            <text:p>31.222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1.344" calcext:value-type="float">
            <text:p>31.344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6.703" calcext:value-type="float">
            <text:p>26.703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4.616" calcext:value-type="float">
            <text:p>24.616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1.337" calcext:value-type="float">
            <text:p>31.337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8.703" calcext:value-type="float">
            <text:p>28.703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9.148" calcext:value-type="float">
            <text:p>29.148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3.11" calcext:value-type="float">
            <text:p>33.11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8.562" calcext:value-type="float">
            <text:p>18.562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5.836" calcext:value-type="float">
            <text:p>35.836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4.471" calcext:value-type="float">
            <text:p>34.471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4.215" calcext:value-type="float">
            <text:p>34.215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3.049" calcext:value-type="float">
            <text:p>33.049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6.265" calcext:value-type="float">
            <text:p>36.265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4.164" calcext:value-type="float">
            <text:p>34.164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3.189" calcext:value-type="float">
            <text:p>33.189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5.127" calcext:value-type="float">
            <text:p>35.127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8.849" calcext:value-type="float">
            <text:p>28.849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5.67" calcext:value-type="float">
            <text:p>35.67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0.511" calcext:value-type="float">
            <text:p>30.511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7.455" calcext:value-type="float">
            <text:p>37.455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3.138" calcext:value-type="float">
            <text:p>33.138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8.523" calcext:value-type="float">
            <text:p>28.523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3.88" calcext:value-type="float">
            <text:p>33.88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6.123" calcext:value-type="float">
            <text:p>36.123</text:p>
          </table:table-cell>
          <table:table-cell office:value-type="float" office:value="340.85" calcext:value-type="float">
            <text:p>340.8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6.845" calcext:value-type="float">
            <text:p>26.845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0.866" calcext:value-type="float">
            <text:p>30.866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9.735" calcext:value-type="float">
            <text:p>29.735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9.688" calcext:value-type="float">
            <text:p>29.688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9.731" calcext:value-type="float">
            <text:p>29.731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3.56" calcext:value-type="float">
            <text:p>33.56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2.903" calcext:value-type="float">
            <text:p>32.903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4.074" calcext:value-type="float">
            <text:p>34.074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0.196" calcext:value-type="float">
            <text:p>30.196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9.124" calcext:value-type="float">
            <text:p>19.124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1.643" calcext:value-type="float">
            <text:p>21.643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0.096" calcext:value-type="float">
            <text:p>20.096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4.462" calcext:value-type="float">
            <text:p>24.462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4.851" calcext:value-type="float">
            <text:p>34.851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3.757" calcext:value-type="float">
            <text:p>33.757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6.667" calcext:value-type="float">
            <text:p>36.667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5.577" calcext:value-type="float">
            <text:p>35.577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6.522" calcext:value-type="float">
            <text:p>36.522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8.625" calcext:value-type="float">
            <text:p>28.625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8.457" calcext:value-type="float">
            <text:p>28.457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1.706" calcext:value-type="float">
            <text:p>31.706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9.191" calcext:value-type="float">
            <text:p>29.191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3.382" calcext:value-type="float">
            <text:p>23.382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9.886" calcext:value-type="float">
            <text:p>29.886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0.835" calcext:value-type="float">
            <text:p>30.835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3.306" calcext:value-type="float">
            <text:p>33.306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2.245" calcext:value-type="float">
            <text:p>32.245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0.678" calcext:value-type="float">
            <text:p>30.678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4.562" calcext:value-type="float">
            <text:p>24.562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7.232" calcext:value-type="float">
            <text:p>27.232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1.67" calcext:value-type="float">
            <text:p>31.67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7.802" calcext:value-type="float">
            <text:p>27.802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5.304" calcext:value-type="float">
            <text:p>35.304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3.635" calcext:value-type="float">
            <text:p>33.635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6.508" calcext:value-type="float">
            <text:p>36.508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7.351" calcext:value-type="float">
            <text:p>37.351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4.624" calcext:value-type="float">
            <text:p>24.624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3.008" calcext:value-type="float">
            <text:p>23.008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6.388" calcext:value-type="float">
            <text:p>26.388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1.712" calcext:value-type="float">
            <text:p>31.712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8.539" calcext:value-type="float">
            <text:p>28.539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9.011" calcext:value-type="float">
            <text:p>29.011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9.414" calcext:value-type="float">
            <text:p>29.414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0.943" calcext:value-type="float">
            <text:p>30.943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2.157" calcext:value-type="float">
            <text:p>32.157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2.392" calcext:value-type="float">
            <text:p>32.392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1.542" calcext:value-type="float">
            <text:p>21.542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7.604" calcext:value-type="float">
            <text:p>27.604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5.529" calcext:value-type="float">
            <text:p>35.529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0.389" calcext:value-type="float">
            <text:p>30.389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9.885" calcext:value-type="float">
            <text:p>29.885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1.401" calcext:value-type="float">
            <text:p>31.401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2.953" calcext:value-type="float">
            <text:p>32.953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7.441" calcext:value-type="float">
            <text:p>37.441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5.785" calcext:value-type="float">
            <text:p>35.785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0.97" calcext:value-type="float">
            <text:p>30.97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4.395" calcext:value-type="float">
            <text:p>34.395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2.174" calcext:value-type="float">
            <text:p>32.174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5.654" calcext:value-type="float">
            <text:p>25.654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3.342" calcext:value-type="float">
            <text:p>33.342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1.265" calcext:value-type="float">
            <text:p>31.265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0.502" calcext:value-type="float">
            <text:p>30.502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6.427" calcext:value-type="float">
            <text:p>36.427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7.101" calcext:value-type="float">
            <text:p>27.101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2.143" calcext:value-type="float">
            <text:p>32.143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8.751" calcext:value-type="float">
            <text:p>28.751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5.176" calcext:value-type="float">
            <text:p>35.176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2.139" calcext:value-type="float">
            <text:p>32.139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9.513" calcext:value-type="float">
            <text:p>29.513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9.077" calcext:value-type="float">
            <text:p>29.077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6.867" calcext:value-type="float">
            <text:p>36.867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4.676" calcext:value-type="float">
            <text:p>34.676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3.624" calcext:value-type="float">
            <text:p>33.624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3.777" calcext:value-type="float">
            <text:p>33.777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4.384" calcext:value-type="float">
            <text:p>34.384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1.554" calcext:value-type="float">
            <text:p>31.554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0.372" calcext:value-type="float">
            <text:p>30.372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9.926" calcext:value-type="float">
            <text:p>29.926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3.531" calcext:value-type="float">
            <text:p>33.531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5.19" calcext:value-type="float">
            <text:p>35.19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6.825" calcext:value-type="float">
            <text:p>36.825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5.556" calcext:value-type="float">
            <text:p>35.556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3.385" calcext:value-type="float">
            <text:p>33.385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8.63" calcext:value-type="float">
            <text:p>38.63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8.597" calcext:value-type="float">
            <text:p>28.597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2.786" calcext:value-type="float">
            <text:p>32.786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6.587" calcext:value-type="float">
            <text:p>36.587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8.56" calcext:value-type="float">
            <text:p>38.56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5.2" calcext:value-type="float">
            <text:p>35.2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1.017" calcext:value-type="float">
            <text:p>31.017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7.014" calcext:value-type="float">
            <text:p>37.014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5.777" calcext:value-type="float">
            <text:p>35.777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1.785" calcext:value-type="float">
            <text:p>31.785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2.257" calcext:value-type="float">
            <text:p>32.257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5.334" calcext:value-type="float">
            <text:p>25.334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1.174" calcext:value-type="float">
            <text:p>31.174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3.875" calcext:value-type="float">
            <text:p>33.875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1.86" calcext:value-type="float">
            <text:p>31.86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7.346" calcext:value-type="float">
            <text:p>37.346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3.432" calcext:value-type="float">
            <text:p>33.432</text:p>
          </table:table-cell>
          <table:table-cell office:value-type="float" office:value="390.044" calcext:value-type="float">
            <text:p>390.04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8.739" calcext:value-type="float">
            <text:p>28.739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5.234" calcext:value-type="float">
            <text:p>35.234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9.163" calcext:value-type="float">
            <text:p>29.163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1.116" calcext:value-type="float">
            <text:p>31.116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9.388" calcext:value-type="float">
            <text:p>29.388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.44" calcext:value-type="float">
            <text:p>27.44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1.516" calcext:value-type="float">
            <text:p>21.516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5.247" calcext:value-type="float">
            <text:p>35.247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0.073" calcext:value-type="float">
            <text:p>30.073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8.099" calcext:value-type="float">
            <text:p>18.099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5.422" calcext:value-type="float">
            <text:p>25.422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5.152" calcext:value-type="float">
            <text:p>35.152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6.592" calcext:value-type="float">
            <text:p>36.592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7.404" calcext:value-type="float">
            <text:p>37.404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2.039" calcext:value-type="float">
            <text:p>32.039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9.01" calcext:value-type="float">
            <text:p>29.01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.362" calcext:value-type="float">
            <text:p>27.362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6.736" calcext:value-type="float">
            <text:p>26.736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1.226" calcext:value-type="float">
            <text:p>31.226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4.385" calcext:value-type="float">
            <text:p>34.385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4.011" calcext:value-type="float">
            <text:p>34.011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7.269" calcext:value-type="float">
            <text:p>37.269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8.491" calcext:value-type="float">
            <text:p>38.491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8.175" calcext:value-type="float">
            <text:p>38.175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3.121" calcext:value-type="float">
            <text:p>33.121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3.568" calcext:value-type="float">
            <text:p>33.568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1.672" calcext:value-type="float">
            <text:p>31.672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8.198" calcext:value-type="float">
            <text:p>38.198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8.279" calcext:value-type="float">
            <text:p>28.279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0.182" calcext:value-type="float">
            <text:p>30.182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9.47" calcext:value-type="float">
            <text:p>19.47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8.81" calcext:value-type="float">
            <text:p>38.81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6.722" calcext:value-type="float">
            <text:p>36.722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9.882" calcext:value-type="float">
            <text:p>29.882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7.658" calcext:value-type="float">
            <text:p>37.658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3.556" calcext:value-type="float">
            <text:p>33.556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3.715" calcext:value-type="float">
            <text:p>33.715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9.972" calcext:value-type="float">
            <text:p>39.972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7.809" calcext:value-type="float">
            <text:p>37.809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5.77" calcext:value-type="float">
            <text:p>35.77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4.314" calcext:value-type="float">
            <text:p>34.314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4.132" calcext:value-type="float">
            <text:p>34.132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6.59" calcext:value-type="float">
            <text:p>36.59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6.097" calcext:value-type="float">
            <text:p>36.097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4.61" calcext:value-type="float">
            <text:p>34.61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7.36" calcext:value-type="float">
            <text:p>37.36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6.099" calcext:value-type="float">
            <text:p>36.099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6.902" calcext:value-type="float">
            <text:p>26.902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6.386" calcext:value-type="float">
            <text:p>26.386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6.723" calcext:value-type="float">
            <text:p>26.723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3.22" calcext:value-type="float">
            <text:p>33.22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1.672" calcext:value-type="float">
            <text:p>31.672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.34" calcext:value-type="float">
            <text:p>27.34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0.362" calcext:value-type="float">
            <text:p>30.362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9.409" calcext:value-type="float">
            <text:p>19.409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1.008" calcext:value-type="float">
            <text:p>31.008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9.649" calcext:value-type="float">
            <text:p>29.649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1.694" calcext:value-type="float">
            <text:p>31.694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5.984" calcext:value-type="float">
            <text:p>25.984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1.61" calcext:value-type="float">
            <text:p>31.61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5.949" calcext:value-type="float">
            <text:p>35.949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3.287" calcext:value-type="float">
            <text:p>33.287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6.986" calcext:value-type="float">
            <text:p>36.986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9.632" calcext:value-type="float">
            <text:p>29.632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1.174" calcext:value-type="float">
            <text:p>21.174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6.885" calcext:value-type="float">
            <text:p>26.885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5.361" calcext:value-type="float">
            <text:p>35.361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8.847" calcext:value-type="float">
            <text:p>28.847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6.137" calcext:value-type="float">
            <text:p>36.137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.549" calcext:value-type="float">
            <text:p>27.549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3.024" calcext:value-type="float">
            <text:p>33.024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2.821" calcext:value-type="float">
            <text:p>32.821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5.871" calcext:value-type="float">
            <text:p>25.871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3.721" calcext:value-type="float">
            <text:p>33.721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8.234" calcext:value-type="float">
            <text:p>38.234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7.836" calcext:value-type="float">
            <text:p>37.836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7.171" calcext:value-type="float">
            <text:p>37.171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40.016" calcext:value-type="float">
            <text:p>40.016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8.846" calcext:value-type="float">
            <text:p>38.846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6.403" calcext:value-type="float">
            <text:p>36.403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3.88" calcext:value-type="float">
            <text:p>33.88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7.829" calcext:value-type="float">
            <text:p>37.829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6.151" calcext:value-type="float">
            <text:p>26.151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3.127" calcext:value-type="float">
            <text:p>23.127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1.707" calcext:value-type="float">
            <text:p>31.707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4.545" calcext:value-type="float">
            <text:p>34.545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3.26" calcext:value-type="float">
            <text:p>33.26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5.262" calcext:value-type="float">
            <text:p>35.262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9.612" calcext:value-type="float">
            <text:p>39.612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6.992" calcext:value-type="float">
            <text:p>36.992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4.338" calcext:value-type="float">
            <text:p>34.338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9.978" calcext:value-type="float">
            <text:p>39.978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6.538" calcext:value-type="float">
            <text:p>36.538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1.439" calcext:value-type="float">
            <text:p>31.439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2.658" calcext:value-type="float">
            <text:p>32.658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4.835" calcext:value-type="float">
            <text:p>34.835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5.959" calcext:value-type="float">
            <text:p>35.959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6.877" calcext:value-type="float">
            <text:p>36.877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1.775" calcext:value-type="float">
            <text:p>21.775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.595" calcext:value-type="float">
            <text:p>27.595</text:p>
          </table:table-cell>
          <table:table-cell office:value-type="float" office:value="398.788" calcext:value-type="float">
            <text:p>398.78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5.532" calcext:value-type="float">
            <text:p>35.532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9.544" calcext:value-type="float">
            <text:p>39.544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9.328" calcext:value-type="float">
            <text:p>39.328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1.778" calcext:value-type="float">
            <text:p>31.778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9.196" calcext:value-type="float">
            <text:p>39.196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9.511" calcext:value-type="float">
            <text:p>39.511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1.346" calcext:value-type="float">
            <text:p>31.346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0.699" calcext:value-type="float">
            <text:p>30.699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6.03" calcext:value-type="float">
            <text:p>36.03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1.863" calcext:value-type="float">
            <text:p>31.863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9.437" calcext:value-type="float">
            <text:p>29.437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5.96" calcext:value-type="float">
            <text:p>25.96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4.87" calcext:value-type="float">
            <text:p>34.87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5.888" calcext:value-type="float">
            <text:p>35.888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6.76" calcext:value-type="float">
            <text:p>26.76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5.604" calcext:value-type="float">
            <text:p>25.604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1.133" calcext:value-type="float">
            <text:p>31.133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0.661" calcext:value-type="float">
            <text:p>30.661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4.233" calcext:value-type="float">
            <text:p>34.233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7.174" calcext:value-type="float">
            <text:p>37.174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1.181" calcext:value-type="float">
            <text:p>31.181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5.467" calcext:value-type="float">
            <text:p>35.467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0.988" calcext:value-type="float">
            <text:p>30.988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3.111" calcext:value-type="float">
            <text:p>23.111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4.987" calcext:value-type="float">
            <text:p>24.987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6.408" calcext:value-type="float">
            <text:p>36.408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8.632" calcext:value-type="float">
            <text:p>38.632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9.672" calcext:value-type="float">
            <text:p>29.672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1.116" calcext:value-type="float">
            <text:p>31.116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5.011" calcext:value-type="float">
            <text:p>35.011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9.07" calcext:value-type="float">
            <text:p>29.07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3.107" calcext:value-type="float">
            <text:p>33.107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2.355" calcext:value-type="float">
            <text:p>32.355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2.311" calcext:value-type="float">
            <text:p>32.311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5.848" calcext:value-type="float">
            <text:p>35.848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8.279" calcext:value-type="float">
            <text:p>38.279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5.153" calcext:value-type="float">
            <text:p>35.153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8.887" calcext:value-type="float">
            <text:p>28.887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5.043" calcext:value-type="float">
            <text:p>35.043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6.187" calcext:value-type="float">
            <text:p>36.187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0.918" calcext:value-type="float">
            <text:p>30.918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4.039" calcext:value-type="float">
            <text:p>34.039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4.423" calcext:value-type="float">
            <text:p>34.423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6.897" calcext:value-type="float">
            <text:p>36.897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7.511" calcext:value-type="float">
            <text:p>37.511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9.984" calcext:value-type="float">
            <text:p>39.984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2.277" calcext:value-type="float">
            <text:p>32.277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7.552" calcext:value-type="float">
            <text:p>27.552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4.045" calcext:value-type="float">
            <text:p>34.045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5.963" calcext:value-type="float">
            <text:p>35.963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8.501" calcext:value-type="float">
            <text:p>38.501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4.692" calcext:value-type="float">
            <text:p>34.692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0.025" calcext:value-type="float">
            <text:p>30.025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9.811" calcext:value-type="float">
            <text:p>29.811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9.346" calcext:value-type="float">
            <text:p>29.346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5.329" calcext:value-type="float">
            <text:p>35.329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3.495" calcext:value-type="float">
            <text:p>23.495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0.29" calcext:value-type="float">
            <text:p>30.29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6.515" calcext:value-type="float">
            <text:p>36.515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8.225" calcext:value-type="float">
            <text:p>38.225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7.911" calcext:value-type="float">
            <text:p>37.911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8.943" calcext:value-type="float">
            <text:p>28.943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8.507" calcext:value-type="float">
            <text:p>28.507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1.919" calcext:value-type="float">
            <text:p>31.919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7.369" calcext:value-type="float">
            <text:p>37.369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9.524" calcext:value-type="float">
            <text:p>39.524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6.168" calcext:value-type="float">
            <text:p>36.168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0.692" calcext:value-type="float">
            <text:p>30.692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6.124" calcext:value-type="float">
            <text:p>26.124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7.965" calcext:value-type="float">
            <text:p>27.965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8.986" calcext:value-type="float">
            <text:p>28.986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3.638" calcext:value-type="float">
            <text:p>33.638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9.485" calcext:value-type="float">
            <text:p>29.485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2.621" calcext:value-type="float">
            <text:p>32.621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2.811" calcext:value-type="float">
            <text:p>32.811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7.648" calcext:value-type="float">
            <text:p>37.648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2.983" calcext:value-type="float">
            <text:p>32.983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9.446" calcext:value-type="float">
            <text:p>29.446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6.192" calcext:value-type="float">
            <text:p>26.192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4.323" calcext:value-type="float">
            <text:p>34.323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1.49" calcext:value-type="float">
            <text:p>31.49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1.324" calcext:value-type="float">
            <text:p>31.324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3.802" calcext:value-type="float">
            <text:p>33.802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4.843" calcext:value-type="float">
            <text:p>34.843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7.663" calcext:value-type="float">
            <text:p>27.663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7.528" calcext:value-type="float">
            <text:p>37.528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9.345" calcext:value-type="float">
            <text:p>29.345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40.257" calcext:value-type="float">
            <text:p>40.257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2.21" calcext:value-type="float">
            <text:p>32.21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6.279" calcext:value-type="float">
            <text:p>36.279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40.192" calcext:value-type="float">
            <text:p>40.192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5.786" calcext:value-type="float">
            <text:p>35.786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4.523" calcext:value-type="float">
            <text:p>34.523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2.893" calcext:value-type="float">
            <text:p>32.893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6.501" calcext:value-type="float">
            <text:p>36.501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4.357" calcext:value-type="float">
            <text:p>34.357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40.755" calcext:value-type="float">
            <text:p>40.755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8.755" calcext:value-type="float">
            <text:p>28.755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1.991" calcext:value-type="float">
            <text:p>31.991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prm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6.461" calcext:value-type="float">
            <text:p>36.461</text:p>
          </table:table-cell>
          <table:table-cell office:value-type="float" office:value="442.075" calcext:value-type="float">
            <text:p>442.075</text:p>
          </table:table-cell>
        </table:table-row>
        <table:table-row table:style-name="ro1">
          <table:table-cell table:number-columns-repeated="6"/>
          <table:table-cell table:formula="of:=AVERAGE([.G1:.G1528])" office:value-type="float" office:value="31.780864" calcext:value-type="float">
            <text:p>31.780864</text:p>
          </table:table-cell>
          <table:table-cell table:formula="of:=AVERAGE([.H1:.H1528])" office:value-type="float" office:value="455.508533333323" calcext:value-type="float">
            <text:p>455.5085333333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3T19:06:12.716041136</dc:date>
    <meta:editing-duration>PT1H16M56S</meta:editing-duration>
    <meta:editing-cycles>1</meta:editing-cycles>
    <meta:document-statistic meta:table-count="1" meta:cell-count="12002" meta:object-count="0"/>
    <meta:generator>LibreOffice/6.0.7.3$Linux_X86_64 LibreOffice_project/00m0$Build-3</meta:generator>
  </office:meta>
</office:document-meta>
</file>